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Noto Sans Devanagari"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fo:font-size="12pt" fo:font-weight="bold" style:font-size-asian="12pt" style:font-size-complex="12pt"/>
    </style:style>
    <style:style style:name="P2" style:family="paragraph" style:parent-style-name="Standard">
      <style:text-properties style:font-name="Cantarell" fo:font-size="12pt" style:font-size-asian="12pt" style:font-size-complex="12pt"/>
    </style:style>
    <style:style style:name="P3" style:family="paragraph" style:parent-style-name="Standard">
      <style:text-properties fo:color="#0369a3" loext:opacity="100%" style:font-name="Cantarell" fo:font-size="12pt" style:font-size-asian="12pt" style:font-size-complex="12pt"/>
    </style:style>
    <style:style style:name="P4" style:family="paragraph" style:parent-style-name="Subtitle">
      <style:text-properties fo:font-weight="bold" officeooo:rsid="00026b9c" officeooo:paragraph-rsid="00026b9c" style:font-weight-asian="bold" style:font-weight-complex="bold"/>
    </style:style>
    <style:style style:name="T1" style:family="text">
      <style:text-properties fo:font-weight="bold"/>
    </style:style>
    <style:style style:name="T2" style:family="text">
      <style:text-properties fo:color="#729fcf" loext:opacity="100%"/>
    </style:style>
    <style:style style:name="T3" style:family="text">
      <style:text-properties fo:color="#1c99e0" loext:opacity="100%"/>
    </style:style>
    <style:style style:name="T4" style:family="text">
      <style:text-properties fo:color="#0369a3" loext:opacity="100%"/>
    </style:style>
    <style:style style:name="T5" style:family="text">
      <style:text-properties style:use-window-font-color="true" loext:opacity="0%"/>
    </style:style>
    <style:style style:name="T6" style:family="text">
      <style:text-properties officeooo:rsid="000bba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n Dest<text:span text:style-name="T6">r</text:span>oying Books</text:p>
      <text:p text:style-name="P1">Q. 1: What sorts of books were presented by the British public to soldiers?</text:p>
      <text:p text:style-name="P2"><text:s/><text:span text:style-name="T1">Ans:</text:span> <text:span text:style-name="T4">Most of the books sent to soldiers were ordinary and suitable. But they were also presented oddest books such as twenty years old magazine, guides to the lake district and back numbers of Whitaker’s almanac.</text:span></text:p>
      <text:p text:style-name="P2"/>
      <text:p text:style-name="P2"><text:span text:style-name="T1">Q. 2: Was it the interest of soldiers that prompted their action, it wished to get rid of the useless books?</text:span></text:p>
      <text:p text:style-name="P2"><text:span text:style-name="T1">Ans:</text:span> <text:span text:style-name="T4">No, it was not the interest of soldiers. In fact, they want to get rid of their old and useless books. So they sent them to the soldiers.</text:span></text:p>
      <text:p text:style-name="P2"/>
      <text:p text:style-name="P1">Q. 3: Why should bad books be destroyed?</text:p>
      <text:p text:style-name="P2"><text:s/><text:span text:style-name="T1">Ans:</text:span> <text:span text:style-name="T4">Bad books should be destroyed so that there should be space for good and new books on the shelves. Moreover, it</text:span></text:p>
      <text:p text:style-name="P2"/>
      <text:p text:style-name="P1">Q. 4: Why is it difficult to destroy books?</text:p>
      <text:p text:style-name="P2"><text:s/><text:span text:style-name="T1">Ans:</text:span> <text:span text:style-name="T4">It is difficult to destroy books because they die hard. We do not have a proper place to burn them. They are like cats, and it is difficult to find a scaffold for them.</text:span></text:p>
      <text:p text:style-name="P2"/>
      <text:p text:style-name="P1">Q. 5: Why could not the author burn the unwanted books?</text:p>
      <text:p text:style-name="P2"><text:s/><text:span text:style-name="T1">Ans: </text:span><text:span text:style-name="T4">The author could not burn the unwanted books because he had no cooking range, and he could not burn them on the gas cooker.</text:span></text:p>
      <text:p text:style-name="P2"/>
      <text:p text:style-name="P1">Q. 6: How did he decide to get rid of them?</text:p>
      <text:p text:style-name="P2"><text:s/><text:span text:style-name="T1">Ans: </text:span><text:span text:style-name="T4">He decided to get rid of them by throwing them into the river. He stuffed them into a sack and went to the river to throw them.</text:span></text:p>
      <text:p text:style-name="P2"/>
      <text:p text:style-name="P1">Q. 7: Describe the authors midnight venture to throw the books in the river and the suspicion which his action was likely to arouse?</text:p>
      <text:p text:style-name="P2"><text:s/><text:span text:style-name="T1">Ans:</text:span> <text:span text:style-name="T4">At midnight, the author stuffed the books in a sack. He shouldered them and went to fling them into the river. He was terribly frightened at the sight of a policeman and a stranger. At last, he threw the books into the river after many difficulties.</text:span></text:p>
      <text:p text:style-name="P2"/>
      <text:p text:style-name="P1">Q. 8: How did he muster up courage, at last, to fling them into the river?</text:p>
      <text:p text:style-name="P2"><text:s/><text:span text:style-name="T1">Ans: </text:span><text:span text:style-name="T4">The writer was hesitant to throw them. Then he abused himself for his cowardice. At last, he mustered up courage and threw the sack into the river.</text:span></text:p>
      <text:p text:style-name="P3"/>
      <text:p text:style-name="P1">Q. 9: Did he come to have a feeling for those books once he had got rid of them?</text:p>
      <text:p text:style-name="P2"><text:span text:style-name="T1">Ans:</text:span> <text:span text:style-name="T4">He was sad after throwing the books. He thought that poor books met a fate worse than they deserve.</text:span></text:p>
      <text:p text:style-name="P2"/>
      <text:p text:style-name="P1">Q.10: What did the writer think about the splash?</text:p>
      <text:p text:style-name="P2"><text:s/><text:span text:style-name="T1">Ans: </text:span><text:span text:style-name="T4">The writer thought that people would catch him. They would think that he had thrown a baby into the river. Therefore, he was afraid of the splash of the sack.</text:span></text:p>
      <text:p text:style-name="P2"/>
      <text:p text:style-name="P2"/>
      <text:p text:style-name="P2"/>
      <text:p text:style-name="P2"/>
      <text:p text:style-name="P2"/>
      <text:p text:style-name="P1"><text:soft-page-break/>Q.11: Give the names of the books that the writer threw into the river?</text:p>
      <text:p text:style-name="P2"><text:s/><text:span text:style-name="T1">Ans: </text:span><text:span text:style-name="T4">The names of the books are Odes to Diana, Sonnets to Ethel, Dramas on Love of Lancelot and Stanzas on a first Glimpse of Venice.</text:span></text:p>
      <text:p text:style-name="P2"/>
      <text:p text:style-name="P2"/>
      <text:p text:style-name="P1">Q.12: What did the writer think when he saw the policeman on the way?</text:p>
      <text:p text:style-name="P2"><text:s/><text:span text:style-name="T1">Ans: </text:span><text:span text:style-name="T4">When he saw a policeman on the way, he became afraid. He thought that he would consider him a thief and arrest him. But the policeman did not take any notice of him.</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Noto Sans Devanagari"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8T19:21:02.423584137</meta:creation-date>
    <dc:date>2021-03-08T19:27:09.853444305</dc:date>
    <meta:editing-duration>PT6M4S</meta:editing-duration>
    <meta:editing-cycles>9</meta:editing-cycles>
    <meta:generator>LibreOffice/7.1.1.2$Linux_X86_64 LibreOffice_project/10$Build-2</meta:generator>
    <meta:document-statistic meta:table-count="0" meta:image-count="0" meta:object-count="0" meta:page-count="2" meta:paragraph-count="25" meta:word-count="534" meta:character-count="2747" meta:non-whitespace-character-count="2228"/>
  </office:meta>
</office:document-meta>
</file>